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9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officeooo:paragraph-rsid="001f7d2e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officeooo:rsid="0012bbd1"/>
    </style:style>
    <style:style style:name="T11" style:family="text">
      <style:text-properties fo:font-weight="normal" officeooo:rsid="0085dd18" style:font-weight-asian="normal" style:font-weight-complex="normal"/>
    </style:style>
    <style:style style:name="T12" style:family="text">
      <style:text-properties fo:font-weight="normal" officeooo:rsid="0086da04" style:font-weight-asian="normal" style:font-weight-complex="normal"/>
    </style:style>
    <style:style style:name="T13" style:family="text">
      <style:text-properties fo:font-weight="normal" officeooo:rsid="00887481" style:font-weight-asian="normal" style:font-weight-complex="normal"/>
    </style:style>
    <style:style style:name="T14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5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6" style:family="text">
      <style:text-properties officeooo:rsid="0069a576"/>
    </style:style>
    <style:style style:name="T17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8" style:family="text">
      <style:text-properties officeooo:rsid="00757226"/>
    </style:style>
    <style:style style:name="T19" style:family="text">
      <style:text-properties officeooo:rsid="007e9c3d"/>
    </style:style>
    <style:style style:name="T20" style:family="text">
      <style:text-properties officeooo:rsid="0085dd18"/>
    </style:style>
    <style:style style:name="T21" style:family="text">
      <style:text-properties officeooo:rsid="008f2545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03in" draw:visible-area-height="1.980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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9">»</text:span></text:p>
      <text:p text:style-name="P17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0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21"><text:span text:style-name="T15">Тема. </text:span><text:span text:style-name="T14">DDL та DML оператори мови SQL.</text:span></text:p>
      <text:p text:style-name="P15">Мета.</text:p>
      <text:list xml:id="list1154295378" text:style-name="L1">
        <text:list-item>
          <text:p text:style-name="P19">Здобути досвід використання DDL операторів мови SQL для створення реляційних баз даних.</text:p>
        </text:list-item>
        <text:list-item>
          <text:p text:style-name="P20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0">Отримати досвід використання операторів мови SQL, що забезпечують ціліс<text:span text:style-name="T16">ніс</text:span>ть д<text:span text:style-name="T16">а</text:span>них.</text:p>
        </text:list-item>
        <text:list-item>
          <text:p text:style-name="P20">Навчитися писати SQL-скрипти розгортання реляційних баз даних.</text:p>
        </text:list-item>
      </text:list>
      <text:p text:style-name="P16">Завдання.</text:p>
      <text:list xml:id="list1800051789" text:style-name="L2">
        <text:list-item>
          <text:p text:style-name="P23">Написати SQL-скрипт розгортання бази даних ЛР1, повинен містити такі SQL-оператори:</text:p>
          <text:list>
            <text:list-item>
              <text:p text:style-name="P22"><text:span text:style-name="T17">USE</text:span></text:p>
            </text:list-item>
            <text:list-item>
              <text:p text:style-name="P23">CREATE DATABASE</text:p>
              <text:list>
                <text:list-item>
                  <text:p text:style-name="P22"><text:span text:style-name="T17">Для файлу даних встановити: NAME, FILENAME, SIZE, MAXSIZE, FILEGROWTH.</text:span></text:p>
                </text:list-item>
                <text:list-item>
                  <text:p text:style-name="P23">Для файлу журналу транзакцій задати: NAME, FILENAME, SIZE, MAXSIZE, FILEGROWTH.</text:p>
                </text:list-item>
                <text:list-item>
                  <text:p text:style-name="P23">Створити FILEGROUP на ім'я «StorageFileGroup».</text:p>
                </text:list-item>
              </text:list>
            </text:list-item>
            <text:list-item>
              <text:p text:style-name="P23">CREATE SCHEMA</text:p>
            </text:list-item>
            <text:list-item>
              <text:p text:style-name="P23">CREATE TABLE</text:p>
              <text:list>
                <text:list-item>
                  <text:p text:style-name="P23">Реалізувати автоінкремент цілих первинних ключів (використовувати властивість IDENTITY).</text:p>
                </text:list-item>
                <text:list-item>
                  <text:p text:style-name="P23">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3">PRIMARY KEY</text:p>
                    </text:list-item>
                    <text:list-item>
                      <text:p text:style-name="P24">FOREIGN KEY</text:p>
                    </text:list-item>
                    <text:list-item>
                      <text:p text:style-name="P24">UNIQUE</text:p>
                    </text:list-item>
                    <text:list-item>
                      <text:p text:style-name="P24">NOT NULL</text:p>
                    </text:list-item>
                    <text:list-item>
                      <text:p text:style-name="P24">CHECK</text:p>
                    </text:list-item>
                    <text:list-item>
                      <text:p text:style-name="P24">DEFAULT</text:p>
                    </text:list-item>
                  </text:list>
                </text:list-item>
                <text:list-item>
                  <text:p text:style-name="P23">Розмістити таблиці по двох файлових групах PRIMARY та StorageFileGroup.</text:p>
                </text:list-item>
                <text:list-item>
                  <text:p text:style-name="P23">Декілька таблиць помістити в створену Вами схему (крок <text:span text:style-name="T19">1</text:span>.3).</text:p>
                </text:list-item>
              </text:list>
            </text:list-item>
            <text:list-item>
              <text:p text:style-name="P23">INSERT (додати щонайменше 10 записів у кожну таблицю).</text:p>
            </text:list-item>
          </text:list>
        </text:list-item>
        <text:list-item>
          <text:p text:style-name="P23">Написати SQL-скрипт оновлення бази даних, повинен містити такі SQL-оператори:</text:p>
          <text:list>
            <text:list-item>
              <text:p text:style-name="P23">USE</text:p>
            </text:list-item>
            <text:list-item>
              <text:p text:style-name="P23">CREATE TABLE - Перед створенням таблиці видалити таблицю з такою ж назвою, якщо вона існує.</text:p>
            </text:list-item>
            <text:list-item>
              <text:p text:style-name="P23">ALTER TABLE</text:p>
              <text:list>
                <text:list-item>
                  <text:p text:style-name="P23">Додати нову колонку до таблиці.</text:p>
                </text:list-item>
                <text:list-item>
                  <text:p text:style-name="P23">Змінити ім'я/тип колонки таблиці.</text:p>
                </text:list-item>
                <text:list-item>
                  <text:p text:style-name="P23">Додати/видалити CONSTRAINT.</text:p>
                </text:list-item>
              </text:list>
            </text:list-item>
            <text:list-item>
              <text:p text:style-name="P23">UPDATE (змінити деякі записи у кількох таблицях).</text:p>
            </text:list-item>
            <text:list-item>
              <text:p text:style-name="P23">DELETE (видалити кілька записів у кількох таблицях).</text:p>
            </text:list-item>
          </text:list>
        </text:list-item>
      </text:list>
      <text:p text:style-name="P25">Текст скриптів. <text:span text:style-name="T12">g</text:span><text:span text:style-name="T11">ithub </text:span><text:span text:style-name="T13">TODO</text:span></text:p>
      <text:p text:style-name="P26">Скріншот діаграми бази даних із середовища <text:span text:style-name="T21">Azure data studio</text:span></text:p>
      <text:p text:style-name="P27">Опис предметної області та таблиць бази даних</text:p>
      <text:p text:style-name="P27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28T19:19:47.404739857</dc:date>
    <meta:editing-duration>PT2H55M25S</meta:editing-duration>
    <meta:editing-cycles>119</meta:editing-cycles>
    <meta:generator>LibreOffice/7.2.6.2$Linux_X86_64 LibreOffice_project/20$Build-2</meta:generator>
    <meta:document-statistic meta:table-count="0" meta:image-count="0" meta:object-count="1" meta:page-count="3" meta:paragraph-count="53" meta:word-count="296" meta:character-count="2106" meta:non-whitespace-character-count="1888"/>
  </office:meta>
</office:document-meta>
</file>